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fb4a" officeooo:paragraph-rsid="001cfb4a"/>
    </style:style>
    <style:style style:name="P2" style:family="paragraph" style:parent-style-name="Standard">
      <style:paragraph-properties fo:text-align="start" style:justify-single-word="false"/>
      <style:text-properties fo:font-size="15pt" officeooo:rsid="001cfb4a" officeooo:paragraph-rsid="001cfb4a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d5e5a" officeooo:paragraph-rsid="001d5e5a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f2da9" officeooo:paragraph-rsid="001f2da9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2038d9" officeooo:paragraph-rsid="002038d9" style:font-size-asian="15pt" style:font-size-complex="15pt"/>
    </style:style>
    <style:style style:name="P6" style:family="paragraph" style:parent-style-name="Standard">
      <style:text-properties fo:font-size="13pt" officeooo:rsid="002038d9" officeooo:paragraph-rsid="002038d9" style:font-size-asian="13pt" style:font-size-complex="13pt"/>
    </style:style>
    <style:style style:name="gr1" style:family="graphic">
      <style:graphic-properties draw:textarea-horizontal-align="justify" draw:textarea-vertical-align="middle" draw:auto-grow-height="false" fo:min-height="1.376cm" fo:min-width="2.4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jaha lenny, denoun ilan,ghaouel kais,gaudiau solène. 2nde10</text:p>
      <text:p text:style-name="P1"/>
      <text:p text:style-name="P1"/>
      <text:p text:style-name="P2"/>
      <text:p text:style-name="P2">Botley: 22,9 largeur (5-9ans)</text:p>
      <text:p text:style-name="P2">cubetto: 26 largeur (3-7ans)</text:p>
      <text:p text:style-name="P2">cozmo: 10 largeur ( 5-9ans)</text:p>
      <text:p text:style-name="P3"><draw:custom-shape text:anchor-type="paragraph" draw:z-index="0" draw:name="Forme1" draw:style-name="gr1" svg:width="4.896cm" svg:height="2.752cm" svg:x="11.979cm" svg:y="0.072cm"><text:p>Tout en C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edison: 59 largeur (10-13ans)</text:p>
      <text:p text:style-name="P3">sphero: 12,3 largeur(6-7ans)</text:p>
      <text:p text:style-name="P3">MRPI1: 10 largeur (12-16ans)</text:p>
      <text:p text:style-name="P4">kodey rockey:10,2 largeur (a partir de 6ans)</text:p>
      <text:p text:style-name="P4">dash and dot: 17 largeur ( a partir de 8ans)</text:p>
      <text:p text:style-name="P4">BOE-bot: 13,3 largeur ( 10 ans)</text:p>
      <text:p text:style-name="P5">beebot: 15 largeur (10ans)</text:p>
      <text:p text:style-name="P5">scribller 2 : 6,25 largeur ( 8ans et +)</text:p>
      <text:p text:style-name="P5">ozobot: 2 largeur (6ans et +)</text:p>
      <text:p text:style-name="P5">thymio 2 : 12 largeur ( + de 3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5S</meta:editing-duration>
    <meta:editing-cycles>4</meta:editing-cycles>
    <meta:generator>LibreOffice/5.2.6.2$Windows_x86 LibreOffice_project/a3100ed2409ebf1c212f5048fbe377c281438fdc</meta:generator>
    <dc:date>2019-05-06T09:17:47.269000000</dc:date>
    <meta:document-statistic meta:table-count="0" meta:image-count="0" meta:object-count="0" meta:page-count="1" meta:paragraph-count="14" meta:word-count="82" meta:character-count="476" meta:non-whitespace-character-count="408"/>
    <meta:user-defined meta:name="Info 1"/>
    <meta:user-defined meta:name="Info 2"/>
    <meta:user-defined meta:name="Info 3"/>
    <meta:user-defined meta:name="Info 4"/>
  </office:meta>
</office:document-meta>
</file>